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rdia New" svg:font-family="'Cordia New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56cm" fo:min-width="5.85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385cm" fo:min-width="8.39cm"/>
      <style:paragraph-properties style:writing-mode="lr-tb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385cm" fo:min-width="1.405cm"/>
      <style:paragraph-properties style:writing-mode="lr-tb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objectwithoutfill">
      <style:graphic-properties draw:marker-end="Arrowheads_20_5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655cm" fo:min-width="2.675cm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35cm" svg:height="3.81cm" svg:x="1.905cm" svg:y="5.715cm">
          <text:p text:style-name="P1">Particles</text:p>
          <text:p text:style-name="P1">64-bits.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3.81cm" svg:x="9.525cm" svg:y="5.715cm">
          <text:p text:style-name="P1">Simple entiti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3.81cm" svg:x="17.78cm" svg:y="5.715cm">
          <text:p text:style-name="P1">Complex entitie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08cm" svg:y1="5.715cm" svg:x2="5.08cm" svg:y2="3.175cm">
          <text:p/>
        </draw:line>
        <draw:line draw:style-name="gr3" draw:text-style-name="P2" draw:layer="layout" svg:x1="5.08cm" svg:y1="3.175cm" svg:x2="21.59cm" svg:y2="3.175cm">
          <text:p/>
        </draw:line>
        <draw:line draw:style-name="gr4" draw:text-style-name="P2" draw:layer="layout" svg:x1="21.59cm" svg:y1="3.175cm" svg:x2="21.59cm" svg:y2="5.715cm">
          <text:p/>
        </draw:line>
        <draw:custom-shape draw:style-name="gr5" draw:text-style-name="P1" draw:layer="layout" svg:width="8.89cm" svg:height="0.635cm" svg:x="9.525cm" svg:y="2.54cm">
          <text:p text:style-name="P1">Sense (through entities)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0.795cm" svg:y1="5.715cm" svg:x2="9.525cm" svg:y2="5.08cm">
          <text:p/>
        </draw:line>
        <draw:custom-shape draw:style-name="gr7" draw:text-style-name="P1" draw:layer="layout" svg:width="1.905cm" svg:height="0.635cm" svg:x="7.62cm" svg:y="4.445cm">
          <text:p text:style-name="P1">act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7.62cm" svg:y1="5.08cm" svg:x2="6.35cm" svg:y2="5.715cm">
          <text:p/>
        </draw:line>
        <draw:line draw:style-name="gr8" draw:text-style-name="P2" draw:layer="layout" svg:x1="19.05cm" svg:y1="5.715cm" svg:x2="19.05cm" svg:y2="5.08cm">
          <text:p/>
        </draw:line>
        <draw:line draw:style-name="gr9" draw:text-style-name="P2" draw:layer="layout" svg:x1="19.05cm" svg:y1="5.08cm" svg:x2="9.525cm" svg:y2="4.445cm">
          <text:p/>
        </draw:line>
        <draw:line draw:style-name="gr2" draw:text-style-name="P2" draw:layer="layout" svg:x1="12.065cm" svg:y1="9.525cm" svg:x2="10.795cm" svg:y2="11.43cm">
          <text:p/>
        </draw:line>
        <draw:line draw:style-name="gr2" draw:text-style-name="P2" draw:layer="layout" svg:x1="13.335cm" svg:y1="9.525cm" svg:x2="13.97cm" svg:y2="11.43cm">
          <text:p/>
        </draw:line>
        <draw:custom-shape draw:style-name="gr10" draw:text-style-name="P1" draw:layer="layout" svg:width="3.175cm" svg:height="1.905cm" svg:x="9.525cm" svg:y="11.43cm">
          <text:p text:style-name="P1">static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175cm" svg:height="1.905cm" svg:x="13.335cm" svg:y="11.43cm">
          <text:p text:style-name="P1">dynamic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Entities circui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Simple entities are divided into static and dynamic entities.</text:p>
              </text:list-item>
              <text:list-item>
                <text:p>Simple entities are attached to the circuit.</text:p>
              </text:list-item>
              <text:list-item>
                <text:p>Complex circuit entities will maintain the structure of the circuit.</text:p>
              </text:list-item>
            </text:list>
          </draw:text-box>
        </draw:frame>
        <presentation:notes draw:style-name="dp2">
          <draw:page-thumbnail draw:style-name="gr11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rdia New" svg:font-family="'Cordia New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th" style:country-complex="TH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Cordia New" style:font-family-complex="'Cordia New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Cordia New" style:font-family-complex="'Cordia New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Cordia New" style:font-family-complex="'Cordia New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Cordia New" style:font-family-complex="'Cordia New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Cordia New" style:font-family-complex="'Cordia New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29T10:58:04.430000000</meta:creation-date>
    <dc:date>2023-07-29T12:01:26.409000000</dc:date>
    <meta:editing-duration>PT1H3M21S</meta:editing-duration>
    <meta:editing-cycles>4</meta:editing-cycles>
    <meta:generator>LibreOffice/7.4.4.2$Windows_X86_64 LibreOffice_project/85569322deea74ec9134968a29af2df5663baa21</meta:generator>
    <meta:document-statistic meta:object-count="43"/>
  </office:meta>
</office:document-meta>
</file>